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h text:style-name="Heading_20_2" text:outline-level="2">Menu: File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52:32.700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1.3$Windows_X86_64 LibreOffice_project/89f508ef3ecebd2cfb8e1def0f0ba9a803b88a6d</meta:generator>
  </office:meta>
</office:document-meta>
</file>